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OC_20_1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OC_20_1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size="18pt" fo:font-weight="normal" style:font-size-asian="18pt" style:font-weight-asian="normal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table-of-content text:style-name="Sect1" text:name="_TOC0">
        <text:table-of-content-source text:outline-level="9" text:use-outline-level="false">
          <text:index-title-template text:style-name="Contents_20_Heading">Table of Contents</text:index-title-template>
          <text:table-of-content-entry-template text:outline-level="1" text:style-name="TOC_20_1">
            <text:index-entry-text/>
          </text:table-of-content-entry-template>
          <text:table-of-content-entry-template text:outline-level="2" text:style-name="TOC_20_2">
            <text:index-entry-text/>
          </text:table-of-content-entry-template>
          <text:table-of-content-entry-template text:outline-level="3" text:style-name="TOC_20_3">
            <text:index-entry-text/>
          </text:table-of-content-entry-template>
          <text:table-of-content-entry-template text:outline-level="4" text:style-name="Normal">
            <text:index-entry-text/>
          </text:table-of-content-entry-template>
          <text:table-of-content-entry-template text:outline-level="5" text:style-name="Normal">
            <text:index-entry-text/>
          </text:table-of-content-entry-template>
          <text:table-of-content-entry-template text:outline-level="6" text:style-name="Normal">
            <text:index-entry-text/>
          </text:table-of-content-entry-template>
          <text:table-of-content-entry-template text:outline-level="7" text:style-name="Normal">
            <text:index-entry-text/>
          </text:table-of-content-entry-template>
          <text:table-of-content-entry-template text:outline-level="8" text:style-name="Normal">
            <text:index-entry-text/>
          </text:table-of-content-entry-template>
          <text:table-of-content-entry-template text:outline-level="9" text:style-name="Normal">
            <text:index-entry-text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"><text:span text:style-name="Default_20_Paragraph_20_Font"><text:span text:style-name="T1">Macintosh Supplement for HMSL</text:span></text:span></text:p>
        </text:index-body>
      </text:table-of-content>
      <text:p text:style-name="P2"><text:span text:style-name="Default_20_Paragraph_20_Font"><text:span text:style-name="T2">Table of Contents</text:span></text:span></text:p>
      <text:table-of-content text:style-name="Sect1" text:name="_TOC3">
        <text:table-of-content-source text:outline-level="9" text:use-outline-level="false">
          <text:index-title-template text:style-name="Contents_20_Heading">Table of Contents</text:index-title-template>
          <text:table-of-content-entry-template text:outline-level="1" text:style-name="TOC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TOC_20_1">Chapter 1: HMSL on the Macintosh</text:p>
          <text:p text:style-name="TOC_20_2"><text:span text:style-name="T3">What is HForth?</text:span><text:tab/>1</text:p>
          <text:p text:style-name="TOC_20_2">Requirements for running HMSL<text:tab/>1</text:p>
          <text:p text:style-name="TOC_20_2">Installing HMSL<text:tab/>1</text:p>
          <text:p text:style-name="TOC_20_3">Backing Up HMSL<text:tab/>1</text:p>
          <text:p text:style-name="TOC_20_3">Installing HMSL on a hard disk<text:tab/>1</text:p>
          <text:p text:style-name="TOC_20_3">Installing the Apple MIDI Manager.<text:tab/>2</text:p>
          <text:p text:style-name="TOC_20_3">Installing the PatchBay Desk Accessory<text:tab/>2</text:p>
          <text:p text:style-name="TOC_20_3">IMPORTANT - Setting the ASSIGNS for your Hard Disk (logical volume names)<text:tab/>3</text:p>
          <text:p text:style-name="TOC_20_3">Running HMSL<text:tab/>4</text:p>
          <text:p text:style-name="TOC_20_3">Testing MIDI Output<text:tab/>4</text:p>
          <text:p text:style-name="TOC_20_2">Troubleshooting MIDI<text:tab/>4</text:p>
          <text:p text:style-name="TOC_20_2">Compiling Programs<text:tab/>5</text:p>
          <text:p text:style-name="TOC_20_3">Compilation Errors<text:tab/>5</text:p>
          <text:p text:style-name="TOC_20_3">Editing Programs<text:tab/>5</text:p>
          <text:p text:style-name="TOC_20_2">Expanding the Dictionary<text:tab/>6</text:p>
          <text:p text:style-name="TOC_20_1">Chapter 2: Beginning Forth Tutorial</text:p>
          <text:p text:style-name="TOC_20_2">Intended Audience<text:tab/>1</text:p>
          <text:p text:style-name="TOC_20_2">Forth Syntax<text:tab/>1</text:p>
          <text:p text:style-name="TOC_20_2">The Stack<text:tab/>1</text:p>
          <text:p text:style-name="TOC_20_2">Arithmetic<text:tab/>4</text:p>
          <text:p text:style-name="TOC_20_2">Defining a New Word<text:tab/>5</text:p>
          <text:p text:style-name="TOC_20_2">More Arithmetic<text:tab/>5</text:p>
          <text:p text:style-name="TOC_20_3">Arithmetic Overflow<text:tab/>6</text:p>
          <text:p text:style-name="TOC_20_2">Character Input and Output<text:tab/>6</text:p>
          <text:p text:style-name="TOC_20_2">Answers to Problems<text:tab/>8</text:p>
          <text:p text:style-name="TOC_20_1">Chapter 3: Intermediate Forth Tutorial</text:p>
          <text:p text:style-name="TOC_20_2">Editing Programs in Files<text:tab/>1</text:p>
          <text:p text:style-name="TOC_20_2">Sample Program<text:tab/>1</text:p>
          <text:p text:style-name="TOC_20_2">INCLUDE the Program<text:tab/>2</text:p>
          <text:p text:style-name="TOC_20_2">Variables<text:tab/>3</text:p>
          <text:p text:style-name="TOC_20_2">Constants<text:tab/>4</text:p>
          <text:p text:style-name="TOC_20_2">Logical Operators<text:tab/>5</text:p>
          <text:p text:style-name="TOC_20_2">Flow of Control<text:tab/>6</text:p>
          <text:p text:style-name="TOC_20_2">Loops<text:tab/>7</text:p>
          <text:p text:style-name="TOC_20_2">Text I/O<text:tab/>9</text:p>
          <text:p text:style-name="TOC_20_2">Changing Numeric Base<text:tab/>10</text:p>
          <text:p text:style-name="TOC_20_2">Answers to Problems<text:tab/>11</text:p>
          <text:p text:style-name="TOC_20_1">Chapter 4: Forth Tools</text:p>
          <text:p text:style-name="TOC_20_2">Local Variables<text:tab/>1</text:p>
          <text:p text:style-name="TOC_20_2"><text:soft-page-break/>Command Line History<text:tab/>2</text:p>
          <text:p text:style-name="TOC_20_2">Using DEFER for vectored words.<text:tab/>3</text:p>
          <text:p text:style-name="TOC_20_3">Potential Problems with Defer<text:tab/>4</text:p>
          <text:p text:style-name="TOC_20_2">Tools for FORGET: ANEW, INCLUDE?, TASK-, etc.<text:tab/>4</text:p>
          <text:p text:style-name="TOC_20_2">Creating a Turnkeyed Application<text:tab/>6</text:p>
          <text:p text:style-name="TOC_20_1">Chapter 5: File Input and Output</text:p>
          <text:p text:style-name="TOC_20_2">Introduction<text:tab/>1</text:p>
          <text:p text:style-name="TOC_20_2">File I/O Tutorial<text:tab/>1</text:p>
          <text:p text:style-name="TOC_20_3">Creating a Text File<text:tab/>1</text:p>
          <text:p text:style-name="TOC_20_3">Reading a Text File<text:tab/>2</text:p>
          <text:p text:style-name="TOC_20_3">Using Binary Data Files<text:tab/>2</text:p>
          <text:p text:style-name="TOC_20_3">Host Independant Words<text:tab/>3</text:p>
          <text:p text:style-name="TOC_20_2">Macintosh Specific Words<text:tab/>4</text:p>
          <text:p text:style-name="TOC_20_2">File Dialogs<text:tab/>6</text:p>
          <text:p text:style-name="TOC_20_2">Logging to Files<text:tab/>7</text:p>
          <text:p text:style-name="TOC_20_3">File Transfer Between Mac and Amiga<text:tab/>7</text:p>
          <text:p text:style-name="TOC_20_1">Chapter 6: Debugging</text:p>
          <text:p text:style-name="TOC_20_2">Introduction<text:tab/>1</text:p>
          <text:p text:style-name="TOC_20_2">Tools Overview<text:tab/>1</text:p>
          <text:p text:style-name="TOC_20_2">Debugging Hints<text:tab/>1</text:p>
          <text:p text:style-name="TOC_20_2">Source Level Debugger Tutorial<text:tab/>2</text:p>
          <text:p text:style-name="TOC_20_3">Compiling with DEBUG{<text:tab/>3</text:p>
          <text:p text:style-name="TOC_20_3">Examining Code<text:tab/>3</text:p>
          <text:p text:style-name="TOC_20_3">Stopping with a Breakpoint<text:tab/>4</text:p>
          <text:p text:style-name="TOC_20_3">Stopping with Control-D<text:tab/>4</text:p>
          <text:p text:style-name="TOC_20_3">Debugging a Large Program<text:tab/>5</text:p>
          <text:p text:style-name="TOC_20_3">Debugging a Turnkeyed Program<text:tab/>5</text:p>
          <text:p text:style-name="TOC_20_3">IMMEDIATE Words and Locals<text:tab/>5</text:p>
          <text:p text:style-name="TOC_20_2">Source Level Debugger Glossary<text:tab/>5</text:p>
          <text:p text:style-name="TOC_20_2">Debugger One Key Commands<text:tab/>6</text:p>
          <text:p text:style-name="TOC_20_1">Chapter 7: Floating Point Arithmetic</text:p>
          <text:p text:style-name="TOC_20_2">Introduction<text:tab/>1</text:p>
          <text:p text:style-name="TOC_20_2">Floating Point Tutorial<text:tab/>1</text:p>
          <text:p text:style-name="TOC_20_3">Simple Arithmetic and Output<text:tab/>1</text:p>
          <text:p text:style-name="TOC_20_3">Transcendental Functions<text:tab/>1</text:p>
          <text:p text:style-name="TOC_20_3">Turnkeying Floating Point Code<text:tab/>2</text:p>
          <text:p text:style-name="TOC_20_2">Floating Point Glossary<text:tab/>2</text:p>
          <text:p text:style-name="TOC_20_3">Floating Point Control<text:tab/>2</text:p>
          <text:p text:style-name="TOC_20_3">Arithmetic Operators<text:tab/>2</text:p>
          <text:p text:style-name="TOC_20_3">Transcendental Functions<text:tab/>3</text:p>
          <text:p text:style-name="TOC_20_3">Logical Operators<text:tab/>3</text:p>
          <text:p text:style-name="TOC_20_3">Stack Operators<text:tab/>3</text:p>
          <text:p text:style-name="TOC_20_3">Number Storage<text:tab/>3</text:p>
          <text:p text:style-name="TOC_20_3">Number Conversion Operators<text:tab/>3</text:p>
          <text:p text:style-name="TOC_20_3">Display Operators<text:tab/>4</text:p>
          <text:p text:style-name="TOC_20_3">Number Interpreters<text:tab/>4</text:p>
          <text:p text:style-name="TOC_20_1">Chapter 8: MIDI Manager and Custom MIDI</text:p>
          <text:p text:style-name="TOC_20_2">Selecting between the MIDI Manager and Custom MIDI<text:tab/>1</text:p>
          <text:p text:style-name="TOC_20_2">Comparing the MIDI Manager and Custom MIDI<text:tab/>1</text:p>
          <text:p text:style-name="TOC_20_2"><text:soft-page-break/>MIDI Manager Problems<text:tab/>2</text:p>
          <text:p text:style-name="TOC_20_3">Output Buffer Fills Up - MIDIM.SEND<text:tab/>2</text:p>
          <text:p text:style-name="TOC_20_3">Serial Ports in Use<text:tab/>2</text:p>
          <text:p text:style-name="TOC_20_2">Using Both Ports<text:tab/>2</text:p>
          <text:p text:style-name="TOC_20_2">HMSL Timing and SMPTE<text:tab/>3</text:p>
          <text:p text:style-name="TOC_20_2">Further Information<text:tab/>3</text:p>
          <text:p text:style-name="TOC_20_1">Chapter 9: HForth Internals</text:p>
          <text:p text:style-name="TOC_20_2">Abstract<text:tab/>1</text:p>
          <text:p text:style-name="TOC_20_2">HForth Compared to Other Forths<text:tab/>1</text:p>
          <text:p text:style-name="TOC_20_2">Macintosh Head/Tail Optimization<text:tab/>3</text:p>
          <text:p text:style-name="TOC_20_2">HForth Memory Map<text:tab/>3</text:p>
          <text:p text:style-name="TOC_20_2">Explanation of Flag Field<text:tab/>6</text:p>
          <text:p text:style-name="TOC_20_1">Chapter 10: Macintosh Interface</text:p>
          <text:p text:style-name="TOC_20_2">Calling Macintosh ROM Traps<text:tab/>1</text:p>
          <text:p text:style-name="TOC_20_2">Using ToolBox Records<text:tab/>2</text:p>
          <text:p text:style-name="TOC_20_2">HForth Event Handling<text:tab/>3</text:p>
          <text:p text:style-name="TOC_20_3">Example Program that uses Toolbox<text:tab/>4</text:p>
          <text:p text:style-name="TOC_20_2">Getting Rid of HMSL Menus for Turnkey<text:tab/>5</text:p>
          <text:p text:style-name="TOC_20_1">Chapter 11: Graphics Toolkit</text:p>
          <text:p text:style-name="TOC_20_2">Overview<text:tab/>1</text:p>
          <text:p text:style-name="TOC_20_2">Graphics Tutorial<text:tab/>1</text:p>
          <text:p text:style-name="TOC_20_3">A Simple Graphics Program<text:tab/>1</text:p>
          <text:p text:style-name="TOC_20_3">Opening Other Windows<text:tab/>2</text:p>
          <text:p text:style-name="TOC_20_2">Generic Graphics Glossary<text:tab/>3</text:p>
          <text:p text:style-name="TOC_20_3">Control Routines<text:tab/>3</text:p>
          <text:p text:style-name="TOC_20_3">Output Primitives<text:tab/>4</text:p>
          <text:p text:style-name="TOC_20_3">Output Attributes<text:tab/>5</text:p>
          <text:p text:style-name="TOC_20_3">Macintosh only Graphics Routines<text:tab/>5</text:p>
          <text:p text:style-name="TOC_20_3">Graphics Input<text:tab/>5</text:p>
          <text:p text:style-name="TOC_20_2">Event Driven Programming.<text:tab/>5</text:p>
          <text:p text:style-name="TOC_20_3">Routines in HH:H4TH_EVENTS - EV.xxxx<text:tab/>5</text:p>
          <text:p text:style-name="TOC_20_3">Advanced Graphics and Event Topics<text:tab/>6</text:p>
          <text:p text:style-name="TOC_20_1">HForth Glossary</text:p>
          <text:p text:style-name="TOC_20_1">Index</text:p>
        </text:index-body>
      </text:table-of-content>
      <text:p text:style-name="TOC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ew York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" fo:font-size="12pt" style:font-size-asian="12pt" style:font-name-complex="Times" fo:hyphenate="false" fo:hyphenation-remain-char-count="0" fo:hyphenation-push-char-count="0"/>
    </style:style>
    <style:style style:name="TOC_20_3" style:display-name="TOC 3" style:family="paragraph" style:parent-style-name="Normal" style:next-style-name="Normal">
      <style:paragraph-properties fo:margin-left="1in" fo:margin-right="0.5in" fo:hyphenation-ladder-count="no-limit" fo:text-indent="0in" style:auto-text-indent="false">
        <style:tab-stops>
          <style:tab-stop style:position="4.75in" style:type="right" style:leader-style="dotted" style:leader-text="."/>
          <style:tab-stop style:position="5in" style:type="right" style:leader-style="dotted" style:leader-text="."/>
        </style:tab-stops>
      </style:paragraph-properties>
      <style:text-properties fo:font-size="10pt" fo:hyphenate="false" fo:hyphenation-remain-char-count="0" fo:hyphenation-push-char-count="0"/>
    </style:style>
    <style:style style:name="TOC_20_2" style:display-name="TOC 2" style:family="paragraph" style:parent-style-name="Normal" style:next-style-name="Normal">
      <style:paragraph-properties fo:margin-left="0.5in" fo:margin-right="0.5in" fo:hyphenation-ladder-count="no-limit" fo:text-indent="0in" style:auto-text-indent="false">
        <style:tab-stops>
          <style:tab-stop style:position="5in" style:type="right" style:leader-style="dotted" style:leader-text="."/>
          <style:tab-stop style:position="5.25in"/>
          <style:tab-stop style:position="5.5in" style:type="right"/>
        </style:tab-stops>
      </style:paragraph-properties>
      <style:text-properties fo:font-size="10pt" fo:hyphenate="false" fo:hyphenation-remain-char-count="0" fo:hyphenation-push-char-count="0"/>
    </style:style>
    <style:style style:name="TOC_20_1" style:display-name="TOC 1" style:family="paragraph" style:parent-style-name="Normal" style:next-style-name="Normal">
      <style:paragraph-properties fo:margin-left="0in" fo:margin-right="0.5in" fo:margin-top="0.1665in" fo:margin-bottom="0.0555in" fo:keep-together="always" fo:hyphenation-ladder-count="no-limit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4pt" fo:font-weight="bold" style:font-size-asian="14pt" style:font-weight-asian="bold"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6</meta:generator>
    <dc:title/>
    <dc:subject/>
    <meta:initial-creator>EZ</meta:initial-creator>
    <dc:creator>Phil Burk</dc:creator>
    <meta:creation-date>2013-07-07T01:31:00Z</meta:creation-date>
    <dc:date>2013-07-06T19:10:24</dc:date>
    <meta:editing-cycles>3</meta:editing-cycles>
    <meta:editing-duration>PT00H12M16S</meta:editing-duration>
    <meta:document-statistic meta:table-count="0" meta:image-count="0" meta:object-count="0" meta:page-count="3" meta:paragraph-count="125" meta:word-count="525" meta:character-count="3050"/>
    <meta:template xlink:type="simple" xlink:actuate="onRequest" xlink:title="" xlink:href="Normal.dotm"/>
  </office:meta>
</office:document-meta>
</file>